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2" svg:font-family="'Liberation Sans'" style:font-family-generic="swiss"/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528cm" fo:min-width="6.866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919cm" fo:min-width="2.823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00a933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.528cm" fo:min-width="2.965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width="0.081cm" svg:stroke-color="#00a933" draw:marker-start-width="0.321cm" draw:marker-end-width="0.321cm" draw:fill="none" draw:fill-color="#ffffff" fo:min-height="0.893cm"/>
      <style:paragraph-properties style:writing-mode="lr-tb"/>
    </style:style>
    <style:style style:name="gr7" style:family="graphic" style:parent-style-name="standard">
      <style:graphic-properties draw:stroke="none" svg:stroke-width="0.081cm" svg:stroke-color="#000000" draw:marker-start-width="0.321cm" draw:marker-end-width="0.321cm" draw:fill="none" draw:fill-color="#ffffff" fo:min-height="1.1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20.832cm" fo:min-width="17.915cm"/>
    </style:style>
    <style:style style:name="P1" style:family="paragraph">
      <style:paragraph-properties fo:text-align="center" style:writing-mode="lr-tb"/>
      <style:text-properties style:font-name="Consolas1"/>
    </style:style>
    <style:style style:name="P2" style:family="paragraph">
      <loext:graphic-properties draw:fill="none"/>
      <style:paragraph-properties fo:text-align="center" style:writing-mode="lr-tb"/>
      <style:text-properties style:font-name="Consolas1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00a933" fo:font-size="30pt" style:font-size-asian="30pt" style:font-size-complex="30pt"/>
    </style:style>
    <style:style style:name="P8" style:family="paragraph">
      <loext:graphic-properties draw:fill="none" draw:fill-color="#ffffff"/>
      <style:paragraph-properties style:writing-mode="lr-tb"/>
      <style:text-properties fo:color="#ff0000" fo:font-size="30pt" style:font-size-asian="30pt" style:font-size-complex="30pt"/>
    </style:style>
    <style:style style:name="P9" style:family="paragraph">
      <loext:graphic-properties draw:opacity="0%"/>
      <style:paragraph-properties fo:text-align="center"/>
    </style:style>
    <style:style style:name="T1" style:family="text">
      <style:text-properties style:font-name="Consolas1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a933" fo:font-size="30pt" style:font-size-asian="30pt" style:font-size-complex="30pt"/>
    </style:style>
    <style:style style:name="T5" style:family="text">
      <style:text-properties fo:color="#ff0000" fo:font-size="30pt" style:font-size-asian="30pt" style:font-size-complex="30pt"/>
    </style:style>
    <style:style style:name="T6" style:family="text">
      <style:text-properties style:font-name="Liberation Sans" style:font-name-asian="Liberation Sans2" style:font-name-complex="Liberation Sans2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1.778cm" svg:x="7.315cm" svg:y="4.429cm">
          <text:p text:style-name="P1"><text:span text:style-name="T1">x = 0, y = 0, z = 0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99cm" svg:height="1.651cm" svg:x="8.585cm" svg:y="7.985cm">
          <text:p text:style-name="P3"><text:span text:style-name="T2">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5" draw:layer="layout" svg:x1="10.971cm" svg:y1="6.207cm" svg:x2="10.971cm" svg:y2="7.985cm">
          <text:p/>
        </draw:line>
        <draw:custom-shape draw:style-name="gr4" draw:text-style-name="P2" draw:layer="layout" svg:width="3.465cm" svg:height="1.778cm" svg:x="3.915cm" svg:y="11.029cm">
          <text:p text:style-name="P1"><text:span text:style-name="T1">x = -2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4.699cm" svg:height="1.651cm" svg:x="13.285cm" svg:y="11.033cm">
          <text:p text:style-name="P3"><text:span text:style-name="T2">β &lt;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699cm" svg:height="1.651cm" svg:x="11.485cm" svg:y="14.185cm">
          <text:p text:style-name="P3"><text:span text:style-name="T3">¬</text:span><text:span text:style-name="T2">α ᴧ γ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4.699cm" svg:height="1.651cm" svg:x="3.285cm" svg:y="14.185cm">
          <text:p text:style-name="P3"><text:span text:style-name="T2">β &lt; 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465cm" svg:height="1.778cm" svg:x="1.915cm" svg:y="17.129cm">
          <text:p text:style-name="P1"><text:span text:style-name="T1">z = 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65cm" svg:height="1.778cm" svg:x="14.515cm" svg:y="17.129cm">
          <text:p text:style-name="P1"><text:span text:style-name="T1">z = 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65cm" svg:height="1.778cm" svg:x="9.815cm" svg:y="17.129cm">
          <text:p text:style-name="P1"><text:span text:style-name="T1">y = 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465cm" svg:height="1.778cm" svg:x="9.815cm" svg:y="20.029cm">
          <text:p text:style-name="P1"><text:span text:style-name="T1">z = 2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0.871cm" svg:y1="9.636cm" svg:x2="5.664cm" svg:y2="11.033cm">
          <text:p/>
        </draw:line>
        <draw:line draw:style-name="gr3" draw:text-style-name="P5" draw:layer="layout" svg:x1="10.998cm" svg:y1="9.636cm" svg:x2="15.57cm" svg:y2="11.033cm">
          <text:p/>
        </draw:line>
        <draw:line draw:style-name="gr3" draw:text-style-name="P5" draw:layer="layout" svg:x1="5.664cm" svg:y1="12.811cm" svg:x2="5.664cm" svg:y2="14.208cm">
          <text:p/>
        </draw:line>
        <draw:line draw:style-name="gr3" draw:text-style-name="P5" draw:layer="layout" svg:x1="5.537cm" svg:y1="15.859cm" svg:x2="3.632cm" svg:y2="17.129cm">
          <text:p/>
        </draw:line>
        <draw:line draw:style-name="gr3" draw:text-style-name="P5" draw:layer="layout" svg:x1="5.791cm" svg:y1="15.859cm" svg:x2="7.823cm" svg:y2="17.002cm">
          <text:p/>
        </draw:line>
        <draw:line draw:style-name="gr3" draw:text-style-name="P5" draw:layer="layout" svg:x1="3.659cm" svg:y1="18.907cm" svg:x2="3.659cm" svg:y2="20.177cm">
          <text:p/>
        </draw:line>
        <draw:line draw:style-name="gr3" draw:text-style-name="P5" draw:layer="layout" svg:x1="15.824cm" svg:y1="12.684cm" svg:x2="17.475cm" svg:y2="14.208cm">
          <text:p/>
        </draw:line>
        <draw:line draw:style-name="gr3" draw:text-style-name="P5" draw:layer="layout" svg:x1="15.697cm" svg:y1="12.684cm" svg:x2="13.919cm" svg:y2="14.208cm">
          <text:p/>
        </draw:line>
        <draw:line draw:style-name="gr3" draw:text-style-name="P5" draw:layer="layout" svg:x1="13.792cm" svg:y1="15.859cm" svg:x2="11.614cm" svg:y2="17.129cm">
          <text:p/>
        </draw:line>
        <draw:line draw:style-name="gr3" draw:text-style-name="P5" draw:layer="layout" svg:x1="14.046cm" svg:y1="15.859cm" svg:x2="16.078cm" svg:y2="17.129cm">
          <text:p/>
        </draw:line>
        <draw:line draw:style-name="gr3" draw:text-style-name="P5" draw:layer="layout" svg:x1="11.506cm" svg:y1="18.907cm" svg:x2="11.506cm" svg:y2="20.05cm">
          <text:p/>
        </draw:line>
        <draw:line draw:style-name="gr3" draw:text-style-name="P5" draw:layer="layout" svg:x1="16.306cm" svg:y1="18.908cm" svg:x2="16.306cm" svg:y2="20.051cm">
          <text:p/>
        </draw:line>
        <draw:line draw:style-name="gr5" draw:text-style-name="P5" draw:layer="layout" svg:x1="11.506cm" svg:y1="21.809cm" svg:x2="11.506cm" svg:y2="22.952cm">
          <text:p/>
        </draw:line>
        <draw:frame draw:style-name="gr6" draw:text-style-name="P6" draw:layer="layout" svg:width="1.143cm" svg:height="1.143cm" svg:x="7.334cm" svg:y="9.509cm">
          <draw:text-box>
            <text:p>T</text:p>
          </draw:text-box>
        </draw:frame>
        <draw:frame draw:style-name="gr6" draw:text-style-name="P6" draw:layer="layout" svg:width="1.143cm" svg:height="1.143cm" svg:x="3.535cm" svg:y="15.91cm">
          <draw:text-box>
            <text:p>T</text:p>
          </draw:text-box>
        </draw:frame>
        <draw:frame draw:style-name="gr6" draw:text-style-name="P6" draw:layer="layout" svg:width="1.143cm" svg:height="1.143cm" svg:x="11.836cm" svg:y="15.911cm">
          <draw:text-box>
            <text:p>T</text:p>
          </draw:text-box>
        </draw:frame>
        <draw:frame draw:style-name="gr6" draw:text-style-name="P6" draw:layer="layout" svg:width="1.143cm" svg:height="1.143cm" svg:x="13.837cm" svg:y="12.912cm">
          <draw:text-box>
            <text:p>T</text:p>
          </draw:text-box>
        </draw:frame>
        <draw:frame draw:style-name="gr6" draw:text-style-name="P6" draw:layer="layout" svg:width="1.143cm" svg:height="1.143cm" svg:x="13.735cm" svg:y="9.51cm">
          <draw:text-box>
            <text:p>F</text:p>
          </draw:text-box>
        </draw:frame>
        <draw:frame draw:style-name="gr6" draw:text-style-name="P6" draw:layer="layout" svg:width="1.143cm" svg:height="1.143cm" svg:x="16.936cm" svg:y="12.911cm">
          <draw:text-box>
            <text:p>F</text:p>
          </draw:text-box>
        </draw:frame>
        <draw:frame draw:style-name="gr6" draw:text-style-name="P6" draw:layer="layout" svg:width="1.143cm" svg:height="1.143cm" svg:x="15.437cm" svg:y="15.912cm">
          <draw:text-box>
            <text:p>F</text:p>
          </draw:text-box>
        </draw:frame>
        <draw:frame draw:style-name="gr6" draw:text-style-name="P6" draw:layer="layout" svg:width="1.143cm" svg:height="1.143cm" svg:x="7.238cm" svg:y="15.913cm">
          <draw:text-box>
            <text:p>F</text:p>
          </draw:text-box>
        </draw:frame>
        <draw:frame draw:style-name="gr7" draw:text-style-name="P7" draw:layer="layout" svg:width="1.651cm" svg:height="1.432cm" svg:x="7.334cm" svg:y="16.829cm">
          <draw:text-box>
            <text:p><text:span text:style-name="T4">✓</text:span></text:p>
          </draw:text-box>
        </draw:frame>
        <draw:frame draw:style-name="gr7" draw:text-style-name="P7" draw:layer="layout" svg:width="1.651cm" svg:height="1.432cm" svg:x="3.135cm" svg:y="19.929cm">
          <draw:text-box>
            <text:p><text:span text:style-name="T4">✓</text:span></text:p>
          </draw:text-box>
        </draw:frame>
        <draw:frame draw:style-name="gr7" draw:text-style-name="P7" draw:layer="layout" svg:width="1.651cm" svg:height="1.432cm" svg:x="15.736cm" svg:y="19.829cm">
          <draw:text-box>
            <text:p><text:span text:style-name="T4">✓</text:span></text:p>
          </draw:text-box>
        </draw:frame>
        <draw:frame draw:style-name="gr7" draw:text-style-name="P7" draw:layer="layout" svg:width="1.651cm" svg:height="1.432cm" svg:x="17.137cm" svg:y="14.129cm">
          <draw:text-box>
            <text:p><text:span text:style-name="T4">✓</text:span></text:p>
          </draw:text-box>
        </draw:frame>
        <draw:frame draw:style-name="gr7" draw:text-style-name="P8" draw:layer="layout" svg:width="1.651cm" svg:height="1.432cm" svg:x="10.537cm" svg:y="22.729cm">
          <draw:text-box>
            <text:p><text:span text:style-name="T5">❌</text:span></text:p>
          </draw:text-box>
        </draw:frame>
        <draw:frame draw:style-name="gr8" draw:text-style-name="P6" draw:layer="layout" svg:width="3.556cm" svg:height="1.673cm" svg:x="2.062cm" svg:y="21.093cm">
          <draw:text-box>
            <text:p><text:span text:style-name="T2">α ᴧ (β</text:span><text:span text:style-name="T6"> &lt; 5)</text:span></text:p>
          </draw:text-box>
        </draw:frame>
        <draw:frame draw:style-name="gr8" draw:text-style-name="P6" draw:layer="layout" svg:width="3.556cm" svg:height="1.673cm" svg:x="6.262cm" svg:y="17.894cm">
          <draw:text-box>
            <text:p><text:span text:style-name="T2">α ᴧ (β</text:span><text:span text:style-name="T6"> </text:span><text:span text:style-name="T2">≥</text:span><text:span text:style-name="T6"> 5)</text:span></text:p>
          </draw:text-box>
        </draw:frame>
        <draw:frame draw:style-name="gr8" draw:text-style-name="P6" draw:layer="layout" svg:width="4.188cm" svg:height="1.673cm" svg:x="16.262cm" svg:y="15.095cm">
          <draw:text-box>
            <text:p><text:span text:style-name="T3">¬α ᴧ (β</text:span><text:span text:style-name="T7"> </text:span><text:span text:style-name="T2">≥</text:span><text:span text:style-name="T6"> 5)</text:span></text:p>
          </draw:text-box>
        </draw:frame>
        <draw:frame draw:style-name="gr8" draw:text-style-name="P6" draw:layer="layout" svg:width="4.973cm" svg:height="1.673cm" svg:x="9.093cm" svg:y="24.114cm">
          <draw:text-box>
            <text:p><text:span text:style-name="T2">¬α ᴧ (β</text:span><text:span text:style-name="T6"> &lt; 5) </text:span><text:span text:style-name="T2">ᴧ γ</text:span></text:p>
          </draw:text-box>
        </draw:frame>
        <draw:frame draw:style-name="gr8" draw:text-style-name="P6" draw:layer="layout" svg:width="5.259cm" svg:height="1.673cm" svg:x="13.794cm" svg:y="21.015cm">
          <draw:text-box>
            <text:p><text:span text:style-name="T2">¬α ᴧ (β</text:span><text:span text:style-name="T6"> &lt; 5) </text:span><text:span text:style-name="T2">ᴧ ¬γ</text:span></text:p>
          </draw:text-box>
        </draw:frame>
        <draw:custom-shape draw:style-name="gr9" draw:text-style-name="P9" draw:layer="layout" svg:width="18.415cm" svg:height="21.082cm" svg:x="1.654cm" svg:y="4.0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2" svg:font-family="'Liberation Sans'" style:font-family-generic="swiss"/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1T16:35:49.222000000</meta:creation-date>
    <dc:date>2020-04-29T17:37:51.207000000</dc:date>
    <meta:editing-duration>PT12M5S</meta:editing-duration>
    <meta:editing-cycles>3</meta:editing-cycles>
    <meta:generator>LibreOffice/6.4.0.3$Windows_X86_64 LibreOffice_project/b0a288ab3d2d4774cb44b62f04d5d28733ac6df8</meta:generator>
    <meta:document-statistic meta:object-count="43"/>
  </office:meta>
</office:document-meta>
</file>